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что значит знать и понимать чтобы успешно применять на практике для решения задач</text:p>
      <text:p text:style-name="Standard">ChatGPT</text:p>
      <text:p text:style-name="P1">ChatGPT</text:p>
      <text:p text:style-name="Text_20_body">Знание и понимание CSS для успешного применения на практике в решении задач означает обладание следующими навыками и уровнем компетенции:</text:p>
      <text:list xml:id="list367097596476908245" text:style-name="L1">
        <text:list-item>
          <text:p text:style-name="P2"><text:span text:style-name="Strong_20_Emphasis">Понимание основ CSS:</text:span> Это включает знание базового синтаксиса CSS, понимание каскадности и приоритета стилей, а также умение применять различные типы селекторов.</text:p>
        </text:list-item>
        <text:list-item>
          <text:p text:style-name="P2"><text:span text:style-name="Strong_20_Emphasis">Умение создавать стильные элементы:</text:span> Это означает умение применять различные стили к элементам HTML, таким как текст, фоны, границы и т.д., чтобы создать привлекательный внешний вид веб-страницы.</text:p>
        </text:list-item>
        <text:list-item>
          <text:p text:style-name="P2"><text:span text:style-name="Strong_20_Emphasis">Знание и применение макетирования:</text:span> Это включает в себя умение создавать гибкие и адаптивные макеты с помощью CSS, используя блочную модель, Flexbox и Grid Layout.</text:p>
        </text:list-item>
        <text:list-item>
          <text:p text:style-name="P2"><text:span text:style-name="Strong_20_Emphasis">Адаптивный дизайн и медиазапросы:</text:span> Это означает умение создавать веб-страницы, которые корректно отображаются на различных устройствах и экранах, используя медиазапросы и адаптивные техники CSS.</text:p>
        </text:list-item>
        <text:list-item>
          <text:p text:style-name="P2"><text:span text:style-name="Strong_20_Emphasis">Понимание анимации и трансформации:</text:span> Это включает в себя знание CSS свойств и ключевых кадров для создания анимированных эффектов на веб-странице.</text:p>
        </text:list-item>
        <text:list-item>
          <text:p text:style-name="P2"><text:span text:style-name="Strong_20_Emphasis">Знание принципов кроссбраузерной совместимости:</text:span> Это означает умение писать CSS код, который работает одинаково хорошо на различных браузерах, и использование вендорных префиксов при необходимости.</text:p>
        </text:list-item>
        <text:list-item>
          <text:p text:style-name="P2"><text:span text:style-name="Strong_20_Emphasis">Лучшие практики и оптимизация:</text:span> Это включает в себя знание методов оптимизации CSS кода для улучшения производительности и эффективности загрузки веб-страниц.</text:p>
        </text:list-item>
        <text:list-item>
          <text:p text:style-name="P2"><text:span text:style-name="Strong_20_Emphasis">Семантический и доступный дизайн:</text:span> Это означает умение создавать веб-интерфейсы с учетом семантики HTML и доступности для всех пользователей, включая пользователей с ограниченными возможностями.</text:p>
        </text:list-item>
      </text:list>
      <text:p text:style-name="Text_20_body">Знание и понимание всех этих аспектов CSS поможет вам эффективно использовать его для создания стильных, адаптивных и функциональных веб-приложений и веб-сайтов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00:52:03.47</dc:date>
    <meta:document-statistic meta:table-count="0" meta:image-count="0" meta:object-count="0" meta:page-count="1" meta:paragraph-count="13" meta:word-count="243" meta:character-count="1809"/>
    <dc:creator>Dima Wide</dc:creator>
    <meta:user-defined meta:name="Info 1"/>
    <meta:user-defined meta:name="Info 2"/>
    <meta:user-defined meta:name="Info 3"/>
    <meta:user-defined meta:name="Info 4"/>
  </office:meta>
</office:document-meta>
</file>